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9aef5"/>
    </style:style>
    <style:style style:name="P2" style:family="paragraph" style:parent-style-name="Standard">
      <style:text-properties fo:font-weight="bold" officeooo:rsid="0009fbef" officeooo:paragraph-rsid="0009fbef" style:font-weight-asian="bold" style:font-weight-complex="bold"/>
    </style:style>
    <style:style style:name="P3" style:family="paragraph" style:parent-style-name="Standard">
      <style:text-properties fo:font-weight="bold" officeooo:rsid="0009fbef" officeooo:paragraph-rsid="000b8cde" style:font-weight-asian="bold" style:font-weight-complex="bold"/>
    </style:style>
    <style:style style:name="P4" style:family="paragraph" style:parent-style-name="Standard">
      <style:text-properties fo:font-weight="bold" officeooo:rsid="0009fbef" officeooo:paragraph-rsid="000cb81b" style:font-weight-asian="bold" style:font-weight-complex="bold"/>
    </style:style>
    <style:style style:name="P5" style:family="paragraph" style:parent-style-name="Standard">
      <style:text-properties fo:font-weight="bold" officeooo:rsid="0009fbef" officeooo:paragraph-rsid="000e4a28" style:font-weight-asian="bold" style:font-weight-complex="bold"/>
    </style:style>
    <style:style style:name="P6" style:family="paragraph" style:parent-style-name="Standard">
      <style:text-properties fo:font-weight="bold" officeooo:rsid="0009fbef" officeooo:paragraph-rsid="00102496" style:font-weight-asian="bold" style:font-weight-complex="bold"/>
    </style:style>
    <style:style style:name="P7" style:family="paragraph" style:parent-style-name="Standard">
      <style:text-properties fo:font-weight="bold" officeooo:rsid="0009fbef" officeooo:paragraph-rsid="0010fd05" style:font-weight-asian="bold" style:font-weight-complex="bold"/>
    </style:style>
    <style:style style:name="P8" style:family="paragraph" style:parent-style-name="Standard">
      <style:text-properties fo:font-weight="bold" officeooo:rsid="0009fbef" officeooo:paragraph-rsid="001180e6" style:font-weight-asian="bold" style:font-weight-complex="bold"/>
    </style:style>
    <style:style style:name="P9" style:family="paragraph" style:parent-style-name="Standard">
      <style:text-properties fo:font-weight="bold" officeooo:rsid="000a8b20" officeooo:paragraph-rsid="000a8b20" style:font-weight-asian="bold" style:font-weight-complex="bold"/>
    </style:style>
    <style:style style:name="P10" style:family="paragraph" style:parent-style-name="Standard">
      <style:text-properties fo:font-weight="bold" officeooo:rsid="000a8b20" officeooo:paragraph-rsid="000cb81b" style:font-weight-asian="bold" style:font-weight-complex="bold"/>
    </style:style>
    <style:style style:name="P11" style:family="paragraph" style:parent-style-name="Standard">
      <style:text-properties officeooo:rsid="000a8b20" officeooo:paragraph-rsid="000b8cde"/>
    </style:style>
    <style:style style:name="P12" style:family="paragraph" style:parent-style-name="Standard">
      <style:text-properties officeooo:rsid="000a8b20" officeooo:paragraph-rsid="000cb81b"/>
    </style:style>
    <style:style style:name="P13" style:family="paragraph" style:parent-style-name="Standard">
      <style:text-properties officeooo:rsid="000a8b20" officeooo:paragraph-rsid="00102496"/>
    </style:style>
    <style:style style:name="P14" style:family="paragraph" style:parent-style-name="Standard">
      <style:text-properties officeooo:rsid="000a8b20" officeooo:paragraph-rsid="0010fd05"/>
    </style:style>
    <style:style style:name="P15" style:family="paragraph" style:parent-style-name="Standard">
      <style:text-properties officeooo:rsid="000a8b20" officeooo:paragraph-rsid="001180e6"/>
    </style:style>
    <style:style style:name="P16" style:family="paragraph" style:parent-style-name="Standard">
      <style:text-properties style:text-underline-style="solid" style:text-underline-width="auto" style:text-underline-color="font-color" fo:font-weight="normal" officeooo:rsid="000a8b20" officeooo:paragraph-rsid="000cb81b"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0cb81b" officeooo:paragraph-rsid="000cb81b"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0cb81b" officeooo:paragraph-rsid="0010fd05"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10fd05" officeooo:paragraph-rsid="0010fd05" style:font-weight-asian="normal" style:font-weight-complex="normal"/>
    </style:style>
    <style:style style:name="P20"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0a8b20" style:font-weight-asian="normal" style:font-weight-complex="normal"/>
    </style:style>
    <style:style style:name="T3" style:family="text">
      <style:text-properties fo:font-weight="normal" officeooo:rsid="000b8cde" style:font-weight-asian="normal" style:font-weight-complex="normal"/>
    </style:style>
    <style:style style:name="T4" style:family="text">
      <style:text-properties fo:font-weight="normal" officeooo:rsid="000cb81b" style:font-weight-asian="normal" style:font-weight-complex="normal"/>
    </style:style>
    <style:style style:name="T5" style:family="text">
      <style:text-properties fo:font-weight="normal" officeooo:rsid="000dfb16" style:font-weight-asian="normal" style:font-weight-complex="normal"/>
    </style:style>
    <style:style style:name="T6" style:family="text">
      <style:text-properties fo:font-weight="normal" officeooo:rsid="000e4a28" style:font-weight-asian="normal" style:font-weight-complex="normal"/>
    </style:style>
    <style:style style:name="T7" style:family="text">
      <style:text-properties fo:font-weight="normal" officeooo:rsid="000ec7ae" style:font-weight-asian="normal" style:font-weight-complex="normal"/>
    </style:style>
    <style:style style:name="T8" style:family="text">
      <style:text-properties fo:font-weight="normal" officeooo:rsid="00102496" style:font-weight-asian="normal" style:font-weight-complex="normal"/>
    </style:style>
    <style:style style:name="T9" style:family="text">
      <style:text-properties fo:font-weight="normal" officeooo:rsid="0010fd05" style:font-weight-asian="normal" style:font-weight-complex="normal"/>
    </style:style>
    <style:style style:name="T10" style:family="text">
      <style:text-properties fo:font-weight="normal" officeooo:rsid="001180e6" style:font-weight-asian="normal" style:font-weight-complex="normal"/>
    </style:style>
    <style:style style:name="T11" style:family="text">
      <style:text-properties officeooo:rsid="000b8cde"/>
    </style:style>
    <style:style style:name="T12" style:family="text">
      <style:text-properties fo:font-weight="bold" style:font-weight-asian="bold" style:font-weight-complex="bold"/>
    </style:style>
    <style:style style:name="T13" style:family="text">
      <style:text-properties fo:font-weight="bold" officeooo:rsid="000b8cde" style:font-weight-asian="bold" style:font-weight-complex="bold"/>
    </style:style>
    <style:style style:name="T14" style:family="text">
      <style:text-properties fo:font-weight="bold" officeooo:rsid="000dfb16" style:font-weight-asian="bold" style:font-weight-complex="bold"/>
    </style:style>
    <style:style style:name="T15" style:family="text">
      <style:text-properties fo:font-weight="bold" officeooo:rsid="00102496" style:font-weight-asian="bold" style:font-weight-complex="bold"/>
    </style:style>
    <style:style style:name="T16" style:family="text">
      <style:text-properties fo:font-weight="bold" officeooo:rsid="0010fd05" style:font-weight-asian="bold" style:font-weight-complex="bold"/>
    </style:style>
    <style:style style:name="T17" style:family="text">
      <style:text-properties fo:font-weight="bold" officeooo:rsid="001180e6" style:font-weight-asian="bold" style:font-weight-complex="bold"/>
    </style:style>
    <style:style style:name="T18" style:family="text">
      <style:text-properties officeooo:rsid="000cb81b"/>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a 1: Alquiler de mobiliario</text:p>
      <text:p text:style-name="P1">Suponga que trabaja en una consultora la cual ha sido recientemente contactada por una empresa de alquiler de mobiliario para eventos para la realización de una app. De las diferentes entrevistas se ha obtenido la siguiente información: El gerente nos dijo que resulta fundamental tener una aplicación móvil que nos permita manejar la agenda de la empresa, sabiendo qué disponibilidad tenemos y permitiendo que nuestros clientes alquilen a través de la app. Para esta primera versión de la app, el gerente nos pidió que sea posible dar de alta los diferentes mobiliarios, así como la posibilidad de que los usuarios puedan realizar una reserva de alquiler desde sus dispositivos. Para el detalle de cómo se realiza la carga de los muebles, el gerente nos sugirió hablar con el encargado del departamento de mobiliario. El encargado de mobiliario nos comentó que de cada mueble se debe cargar código de inventario, tipo de mueble, fecha de creación, fecha de último mantenimiento, estado (libre, de baja, alquilado) y el precio de alquiler. Además, no pueden existir códigos repetidos y por el contrato de la franquicia, el precio debe cargarse en dólares. Para que el encargado pueda dar de alta el mobiliario debe autenticarse en el sistema. El registro de los usuarios de carga no debe modelarse. El encargado del departamento de alquileres no comentó acerca de las reservas de los alquileres. Por una política comercial de la marca una reserva tiene que incluir como mínimo 3 muebles. La reserva debe tener una fecha, lugar del evento, cantidad de días y mobiliario junto a su cantidad. Para realizar una reserva se debe abonar el 20% del total del alquiler. El pago de la reserva se realiza únicamente con tarjeta de crédito validando número de tarjeta y fondos a través de un servicio del banco. Luego de efectuado el pago, se emite un número de reserva único que será luego utilizado por el cliente para hacer efectivo el alquiler. </text:p>
      <text:p text:style-name="P9"><draw:line text:anchor-type="paragraph" draw:z-index="2" draw:name="Línea 3" draw:style-name="gr1" draw:text-style-name="P20" svg:x1="-0.004cm" svg:y1="0.145cm" svg:x2="17.175cm" svg:y2="0.182cm"><text:p/></draw:line><text:span text:style-name="T1"/></text:p>
      <text:p text:style-name="P3">ID:<text:span text:style-name="T1"> Alta mobiliario</text:span></text:p>
      <text:p text:style-name="P3">Titulo: <text:span text:style-name="T1">Como Encargado quiero cargar los datos de un mueble para poder darlo de alta</text:span></text:p>
      <text:p text:style-name="P3">Reglas de negocio: <text:span text:style-name="T1">No pueden existir códigos de inventario repetidos, el encargado debe estar autenticado</text:span></text:p>
      <text:p text:style-name="P3"><text:span text:style-name="T1"/></text:p>
      <text:p text:style-name="P16">Criterios de aceptación: (Alta inmobiliario)</text:p>
      <text:p text:style-name="P10"><text:span text:style-name="T1"/></text:p>
      <text:p text:style-name="P9">Escenario 1: Alta exitosa</text:p>
      <text:p text:style-name="P2">Dado: <text:span text:style-name="T2">El código de inventario 800 es único.</text:span></text:p>
      <text:p text:style-name="P2">Cuando:<text:span text:style-name="T1"> </text:span><text:span text:style-name="T3">El encargado ingresa el código 800, el tipo, la fecha de creación 24/3/20, la fecha de último mantenimiento 15/3/21, el estado libre, el precio 200 y presiona cargar.</text:span></text:p>
      <text:p text:style-name="P2">Entonces: <text:span text:style-name="T3">El sistema informa que el mueble se ha dado de alta exitosamente.</text:span></text:p>
      <text:p text:style-name="P2"><text:span text:style-name="T3"/></text:p>
      <text:p text:style-name="P11"><text:span text:style-name="T12">Escenario </text:span><text:span text:style-name="T13">2</text:span><text:span text:style-name="T12">: Alta </text:span><text:span text:style-name="T13">fallida por código repetido</text:span></text:p>
      <text:p text:style-name="P3">Dado: <text:span text:style-name="T2">El código de inventario </text:span><text:span text:style-name="T3">333 ya se encuentra registrado</text:span><text:span text:style-name="T2">.</text:span></text:p>
      <text:p text:style-name="P3">Cuando:<text:span text:style-name="T1"> </text:span><text:span text:style-name="T3">El encargado ingresa el código 333, el tipo, la fecha de creación 22/1/20, la fecha de último mantenimiento 14/3/22, el estado libre, el precio 200 y presiona cargar.</text:span></text:p>
      <text:p text:style-name="P3"><text:span text:style-name="T11">Entonces:</text:span><text:span text:style-name="T3"> El sistema informa que el código ya existe.</text:span></text:p>
      <text:p text:style-name="P3"><text:span text:style-name="T3"/></text:p>
      <text:p text:style-name="P4"/>
      <text:p text:style-name="P4"><draw:line text:anchor-type="paragraph" draw:z-index="0" draw:name="Línea 1" draw:style-name="gr1" draw:text-style-name="P20" svg:x1="-0.004cm" svg:y1="0.145cm" svg:x2="17.175cm" svg:y2="0.182cm"><text:p/></draw:line></text:p>
      <text:p text:style-name="P4">ID:<text:span text:style-name="T1"> </text:span><text:span text:style-name="T4">Reservar Alquiler</text:span></text:p>
      <text:p text:style-name="P4">Titulo: <text:span text:style-name="T1">Como </text:span><text:span text:style-name="T9">cliente quiero realizar una reserva para poder alquilar los muebles</text:span></text:p>
      <text:p text:style-name="P4"><text:span text:style-name="T11">Reglas de negocio:</text:span><text:span text:style-name="T3"> </text:span><text:span text:style-name="T4">Mínimo 3 muebles alquilados</text:span></text:p>
      <text:p text:style-name="P4"><text:span text:style-name="T4"/></text:p>
      <text:p text:style-name="P17">Criterios de aceptación: (Reservar alquiler)</text:p>
      <text:p text:style-name="P4"><text:span text:style-name="T4"/></text:p>
      <text:p text:style-name="P12"><text:span text:style-name="T12">Escenario 1: </text:span><text:span text:style-name="T14">Reserva</text:span><text:span text:style-name="T12"> exitosa</text:span></text:p>
      <text:p text:style-name="P6">Dado: <text:span text:style-name="T5">El cliente selecciona 4 muebles, ingresa los datos necesarios y </text:span><text:span text:style-name="T8">las condiciones son las adecuadas para un pago exitoso</text:span><text:span text:style-name="T5">.</text:span></text:p>
      <text:p text:style-name="P5"><text:soft-page-break/>Cuando:<text:span text:style-name="T1"> </text:span><text:span text:style-name="T5">El cliente </text:span><text:span text:style-name="T6">ingresa la fecha 22/9/24, un lugar, indica 3 días de alquiler, </text:span><text:span text:style-name="T5">selecciona 3 sillas y una mesa </text:span><text:span text:style-name="T7">y presiona alquilar.</text:span></text:p>
      <text:p text:style-name="P4"><text:span text:style-name="T18">Entonces:</text:span><text:span text:style-name="T4"> </text:span><text:span text:style-name="T3">El sistema </text:span><text:span text:style-name="T7">redirige al </text:span><text:span text:style-name="T8">cliente</text:span><text:span text:style-name="T7"> al pago del 20% del alquiler con tarjeta crédito, espera respuesta, efectuá la reserva y marca como alquilado el mobiliario.</text:span></text:p>
      <text:p text:style-name="P4"><text:span text:style-name="T7"/></text:p>
      <text:p text:style-name="P13"><text:span text:style-name="T12">Escenario </text:span><text:span text:style-name="T15">2</text:span><text:span text:style-name="T12">: </text:span><text:span text:style-name="T14">Reserva</text:span><text:span text:style-name="T12"> </text:span><text:span text:style-name="T15">fallida por muebles insuficientes</text:span></text:p>
      <text:p text:style-name="P6">Dado: <text:span text:style-name="T5">El cliente selecciona </text:span><text:span text:style-name="T8">2</text:span><text:span text:style-name="T5"> muebles, ingresa los datos necesarios y </text:span><text:span text:style-name="T8">las condiciones son las adecuadas para un pago exitoso</text:span><text:span text:style-name="T5">.</text:span></text:p>
      <text:p text:style-name="P6">Cuando:<text:span text:style-name="T1"> </text:span><text:span text:style-name="T5">El cliente </text:span><text:span text:style-name="T6">ingresa la fecha 2</text:span><text:span text:style-name="T8">0</text:span><text:span text:style-name="T6">/</text:span><text:span text:style-name="T8">4</text:span><text:span text:style-name="T6">/24, un lugar, indica 3 días de alquiler, </text:span><text:span text:style-name="T5">selecciona </text:span><text:span text:style-name="T8">2</text:span><text:span text:style-name="T5"> </text:span><text:span text:style-name="T8">muebles</text:span><text:span text:style-name="T5"> </text:span><text:span text:style-name="T8">y presiona alquilar.</text:span></text:p>
      <text:p text:style-name="P6"><text:span text:style-name="T18">Entonces:</text:span><text:span text:style-name="T4"> </text:span><text:span text:style-name="T3">El sistema</text:span><text:span text:style-name="T7"> </text:span><text:span text:style-name="T8">informa que el numero mínimo de muebles a alquilar es 3.</text:span></text:p>
      <text:p text:style-name="P6"><text:span text:style-name="T8"/></text:p>
      <text:p text:style-name="P13"><text:span text:style-name="T12">Escenario </text:span><text:span text:style-name="T15">3</text:span><text:span text:style-name="T12">: </text:span><text:span text:style-name="T14">Reserva</text:span><text:span text:style-name="T12"> </text:span><text:span text:style-name="T15">fallida por error en el pago</text:span></text:p>
      <text:p text:style-name="P6">Dado: <text:span text:style-name="T5">El cliente selecciona </text:span><text:span text:style-name="T8">5</text:span><text:span text:style-name="T5"> muebles, ingresa los datos necesarios y </text:span><text:span text:style-name="T8">las condiciones no son las adecuadas para un pago exitoso</text:span><text:span text:style-name="T5">.</text:span></text:p>
      <text:p text:style-name="P6">Cuando:<text:span text:style-name="T1"> </text:span><text:span text:style-name="T5">El cliente </text:span><text:span text:style-name="T6">ingresa la fecha 2</text:span><text:span text:style-name="T8">0</text:span><text:span text:style-name="T6">/</text:span><text:span text:style-name="T8">4</text:span><text:span text:style-name="T6">/24, un lugar, indica </text:span><text:span text:style-name="T8">4</text:span><text:span text:style-name="T6"> días de alquiler, </text:span><text:span text:style-name="T5">selecciona </text:span><text:span text:style-name="T8">4</text:span><text:span text:style-name="T5"> </text:span><text:span text:style-name="T8">muebles</text:span><text:span text:style-name="T5"> </text:span><text:span text:style-name="T8">y presiona alquilar.</text:span></text:p>
      <text:p text:style-name="P6"><draw:line text:anchor-type="paragraph" draw:z-index="1" draw:name="Línea 2" draw:style-name="gr1" draw:text-style-name="P20" svg:x1="-0.099cm" svg:y1="1.259cm" svg:x2="17.08cm" svg:y2="1.296cm"><text:p/></draw:line><text:span text:style-name="T18">Entonces:</text:span><text:span text:style-name="T4"> </text:span><text:span text:style-name="T3">El sistema</text:span><text:span text:style-name="T7"> </text:span><text:span text:style-name="T8">redirige al cliente al pago del 20%, espera respuesta e informa que hubo un error en el pago por lo tanto la reserva no se pudo llevar a cabo.</text:span></text:p>
      <text:p text:style-name="P6"><text:span text:style-name="T8"/></text:p>
      <text:p text:style-name="P7">ID:<text:span text:style-name="T1"> </text:span><text:span text:style-name="T9">Pagar con tarjeta</text:span></text:p>
      <text:p text:style-name="P7">Titulo: <text:span text:style-name="T1">Como </text:span><text:span text:style-name="T9">cliente</text:span><text:span text:style-name="T1"> quiero </text:span><text:span text:style-name="T9">pagar con tarjeta</text:span><text:span text:style-name="T1"> para </text:span><text:span text:style-name="T9">poder realizar una reserva</text:span></text:p>
      <text:p text:style-name="P7"><text:span text:style-name="T11">Reglas de negocio:</text:span><text:span text:style-name="T3"> </text:span><text:span text:style-name="T9">Solo se aceptan números correspondientes a tarjetas de crédito </text:span></text:p>
      <text:p text:style-name="P7"><text:span text:style-name="T9"/></text:p>
      <text:p text:style-name="P19">Criterios de aceptación: (Pagar con tarjeta)</text:p>
      <text:p text:style-name="P18"><text:span text:style-name="T9"/></text:p>
      <text:p text:style-name="P14"><text:span text:style-name="T12">Escenario 1: </text:span><text:span text:style-name="T16">Pago exitoso</text:span></text:p>
      <text:p text:style-name="P7">Dado: <text:span text:style-name="T10">Que la conexión con el servidor del banco es exitosa y el número 4352 corresponde a una tarjeta de crédito y la tarjeta tiene saldo.</text:span></text:p>
      <text:p text:style-name="P7">Cuando:<text:span text:style-name="T1"> </text:span><text:span text:style-name="T10">La persona ingresa 4352 y presiona “Pagar”.</text:span></text:p>
      <text:p text:style-name="P7"><text:span text:style-name="T18">Entonces:</text:span><text:span text:style-name="T4"> </text:span><text:span text:style-name="T10">El sistema registra el pago y retorna un resultado de éxito.</text:span></text:p>
      <text:p text:style-name="P7"><text:span text:style-name="T10"/></text:p>
      <text:p text:style-name="P15"><text:span text:style-name="T12">Escenario </text:span><text:span text:style-name="T17">2</text:span><text:span text:style-name="T12">: </text:span><text:span text:style-name="T16">Pago </text:span><text:span text:style-name="T17">fallido por número de tarjeta de crédito inexistente</text:span></text:p>
      <text:p text:style-name="P8">Dado: <text:span text:style-name="T10">Que la conexión con el servidor del banco es exitosa y el número 1242 no corresponde a una tarjeta de crédito.</text:span></text:p>
      <text:p text:style-name="P8">Cuando:<text:span text:style-name="T1"> </text:span><text:span text:style-name="T10">La persona ingresa 1442 y presiona “Pagar”.</text:span></text:p>
      <text:p text:style-name="P8"><text:span text:style-name="T18">Entonces:</text:span><text:span text:style-name="T4"> </text:span><text:span text:style-name="T10">El sistema retorna un error por número de tarjeta inexistente.</text:span></text:p>
      <text:p text:style-name="P8"><text:span text:style-name="T10"/></text:p>
      <text:p text:style-name="P15"><text:span text:style-name="T12">Escenario </text:span><text:span text:style-name="T17">3</text:span><text:span text:style-name="T12">: </text:span><text:span text:style-name="T16">Pago </text:span><text:span text:style-name="T17">fallido por falta de saldo</text:span></text:p>
      <text:p text:style-name="P8">Dado: <text:span text:style-name="T10">Que la conexión con el servidor del banco es exitosa, el número 3333 corresponde a una tarjeta de crédito y no tiene saldo suficiente.</text:span></text:p>
      <text:p text:style-name="P8">Cuando:<text:span text:style-name="T1"> </text:span><text:span text:style-name="T10">La persona ingresa 3333 y presiona “Pagar”.</text:span></text:p>
      <text:p text:style-name="P8"><text:span text:style-name="T18">Entonces:</text:span><text:span text:style-name="T4"> </text:span><text:span text:style-name="T10">El sistema informa que el saldo es insuficiente y retorna un error en el pago.</text:span></text:p>
      <text:p text:style-name="P8"><text:span text:style-name="T10"/></text:p>
      <text:p text:style-name="P15"><text:span text:style-name="T12">Escenario </text:span><text:span text:style-name="T17">4</text:span><text:span text:style-name="T12">: </text:span><text:span text:style-name="T16">Pago </text:span><text:span text:style-name="T17">fallido por fallo con el servidor externo</text:span></text:p>
      <text:p text:style-name="P8">Dado: <text:span text:style-name="T10">Que no se puede efectuar conexión con el servidor del banco.</text:span></text:p>
      <text:p text:style-name="P8">Cuando:<text:span text:style-name="T1"> </text:span><text:span text:style-name="T10">La persona ingresa el numero de tarjeta y presiona “Pagar”.</text:span></text:p>
      <text:p text:style-name="P8"><text:span text:style-name="T18">Entonces:</text:span><text:span text:style-name="T4"> </text:span><text:span text:style-name="T10">El sistema retorna un error de conexión fallid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8T12:51:52.890000000</meta:creation-date>
    <meta:generator>LibreOffice/24.2.5.2$Windows_X86_64 LibreOffice_project/bffef4ea93e59bebbeaf7f431bb02b1a39ee8a59</meta:generator>
    <dc:date>2024-09-09T00:10:42.586000000</dc:date>
    <meta:editing-duration>PT6H37M56S</meta:editing-duration>
    <meta:editing-cycles>9</meta:editing-cycles>
    <meta:print-date>2024-09-08T18:27:27.130000000</meta:print-date>
    <meta:printed-by>Archivos PDF</meta:printed-by>
    <meta:document-statistic meta:table-count="0" meta:image-count="0" meta:object-count="0" meta:page-count="2" meta:paragraph-count="50" meta:word-count="954" meta:character-count="5748" meta:non-whitespace-character-count="4842"/>
  </office:meta>
</office:document-meta>
</file>